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vertical-align="automatic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5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5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5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7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3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7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41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7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7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6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6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3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43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54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8" calcext:value-type="float">
            <text:p>88</text:p>
          </table:table-cell>
          <table:table-cell table:style-name="ce30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8" calcext:value-type="float">
            <text:p>88</text:p>
          </table:table-cell>
          <table:table-cell table:style-name="ce30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66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73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74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77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78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7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82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8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8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86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92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9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02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03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0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0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1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2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25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26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2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30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31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3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34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35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37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3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4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4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4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53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54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55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57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59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62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63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68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69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71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72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79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83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8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8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8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8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9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91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00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0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02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0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1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13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1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1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18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23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2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2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30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3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3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3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3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3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4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56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68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73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80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86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8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92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9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9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0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17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49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57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63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65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67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0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6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/00/0000</text:date>, <text:time style:data-style-name="N2" text:time-value="20:44:27.2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1-29T22:54:13.412000000</dc:date>
    <meta:editing-duration>P53DT5H18M47S</meta:editing-duration>
    <meta:editing-cycles>1299</meta:editing-cycles>
    <meta:generator>LibreOffice/5.4.3.2$Windows_X86_64 LibreOffice_project/92a7159f7e4af62137622921e809f8546db437e5</meta:generator>
    <dc:creator>James Petts</dc:creator>
    <meta:document-statistic meta:table-count="3" meta:cell-count="4179" meta:object-count="0"/>
  </office:meta>
</office:document-meta>
</file>